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14e1" officeooo:paragraph-rsid="001414e1"/>
    </style:style>
    <style:style style:name="P2" style:family="paragraph" style:parent-style-name="Standard">
      <style:text-properties officeooo:rsid="001414e1" officeooo:paragraph-rsid="00142bc7"/>
    </style:style>
    <style:style style:name="P3" style:family="paragraph" style:parent-style-name="Standard">
      <style:text-properties officeooo:rsid="00142bc7" officeooo:paragraph-rsid="00142bc7"/>
    </style:style>
    <style:style style:name="P4" style:family="paragraph" style:parent-style-name="Standard">
      <style:text-properties fo:font-weight="bold" officeooo:rsid="001414e1" officeooo:paragraph-rsid="001414e1" style:font-weight-asian="bold" style:font-weight-complex="bold"/>
    </style:style>
    <style:style style:name="P5" style:family="paragraph" style:parent-style-name="Standard">
      <style:text-properties fo:font-weight="bold" officeooo:rsid="00142bc7" officeooo:paragraph-rsid="00142bc7" style:font-weight-asian="bold" style:font-weight-complex="bold"/>
    </style:style>
    <style:style style:name="P6" style:family="paragraph" style:parent-style-name="Standard">
      <style:text-properties fo:font-size="12pt" officeooo:rsid="00142bc7" officeooo:paragraph-rsid="00142bc7" style:font-size-asian="10.5pt" style:font-size-complex="12pt"/>
    </style:style>
    <style:style style:name="P7" style:family="paragraph" style:parent-style-name="Standard">
      <style:text-properties officeooo:rsid="00142bc7" officeooo:paragraph-rsid="0018f1f7"/>
    </style:style>
    <style:style style:name="P8" style:family="paragraph" style:parent-style-name="Standard">
      <style:text-properties officeooo:rsid="001414e1" officeooo:paragraph-rsid="0018f1f7"/>
    </style:style>
    <style:style style:name="T1" style:family="text">
      <style:text-properties officeooo:rsid="00142bc7"/>
    </style:style>
    <style:style style:name="T2" style:family="text">
      <style:text-properties style:text-position="super 58%" fo:font-weight="bold" officeooo:rsid="00142bc7" style:font-weight-asian="bold" style:font-weight-complex="bold"/>
    </style:style>
    <style:style style:name="T3" style:family="text">
      <style:text-properties style:text-position="super 58%" officeooo:rsid="0018f1f7"/>
    </style:style>
    <style:style style:name="T4" style:family="text">
      <style:text-properties fo:font-size="15pt" style:font-size-asian="15pt" style:font-size-complex="15pt"/>
    </style:style>
    <style:style style:name="T5" style:family="text">
      <style:text-properties fo:font-size="12pt" style:font-size-asian="10.5pt" style:font-size-complex="12pt"/>
    </style:style>
    <style:style style:name="T6" style:family="text">
      <style:text-properties fo:font-size="12pt" officeooo:rsid="0016d5be" style:font-size-asian="10.5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weight="bold" style:font-weight-asian="bold" style:font-weight-complex="bold"/>
    </style:style>
    <style:style style:name="T9" style:family="text">
      <style:text-properties fo:font-weight="bold" officeooo:rsid="00144833" style:font-weight-asian="bold" style:font-weight-complex="bold"/>
    </style:style>
    <style:style style:name="T10" style:family="text">
      <style:text-properties fo:font-weight="bold" officeooo:rsid="0016d5be" style:font-weight-asian="bold" style:font-weight-complex="bold"/>
    </style:style>
    <style:style style:name="T11" style:family="text">
      <style:text-properties fo:font-weight="bold" officeooo:rsid="00142bc7" style:font-weight-asian="bold" style:font-weight-complex="bold"/>
    </style:style>
    <style:style style:name="T12" style:family="text">
      <style:text-properties officeooo:rsid="0018f1f7"/>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1"><text:s text:c="10"/><text:span text:style-name="T8">ASS</text:span><text:span text:style-name="T9">I</text:span><text:span text:style-name="T8">GNMENT <text:s/></text:span><text:span text:style-name="T10">NO 2</text:span></text:p>
      <text:p text:style-name="P1"/>
      <text:p text:style-name="P4">Q1) <text:s/>which field <text:s/>of the <text:s/>customers table is the primary key?</text:p>
      <text:p text:style-name="P8">Ans ; <text:span text:style-name="T13"><text:s/></text:span><text:span text:style-name="T7">CNUM is the primary key of the Customers table.</text:span></text:p>
      <text:p text:style-name="P8"><text:span text:style-name="T7"/></text:p>
      <text:p text:style-name="P2">Q<text:span text:style-name="T8">2) what is the 4</text:span><text:span text:style-name="T2">th</text:span><text:span text:style-name="T11"> </text:span><text:span text:style-name="T8">column of the customers table ?</text:span></text:p>
      <text:p text:style-name="P2"><text:s/><text:span text:style-name="T1">Ans: Rating <text:s/></text:span><text:span text:style-name="T12">is the 4</text:span><text:span text:style-name="T3">th</text:span><text:span text:style-name="T12"> column of the customers table.</text:span></text:p>
      <text:p text:style-name="P2"><text:s/></text:p>
      <text:p text:style-name="P5">Q3)what is another word for row ? For column?</text:p>
      <text:p text:style-name="P3">Ans: ROW- Tuple,<text:span text:style-name="T12">Record </text:span></text:p>
      <text:p text:style-name="P3"><text:s text:c="8"/>COLUMN- attribute </text:p>
      <text:p text:style-name="P3"/>
      <text:p text:style-name="P3"><text:s/><text:span text:style-name="T8">Q4) Why isn’t <text:s/>it possible to see <text:s/>the first five rows of a table?</text:span></text:p>
      <text:p text:style-name="P7">Ans : <text:span text:style-name="T7">Row's inside a table are scattered all over the database server hard disk when we select from a table, the order of rows in the output, depends on the row address. It will always be in ascending order of row address.Hence it is not possible to see the first 'five' rows of a table or last 'Five' rows of a tabl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13:56:56.796408365</meta:creation-date>
    <dc:date>2023-09-11T23:22:01.801274789</dc:date>
    <meta:editing-duration>PT22M46S</meta:editing-duration>
    <meta:editing-cycles>2</meta:editing-cycles>
    <meta:generator>LibreOffice/7.3.5.2$Linux_X86_64 LibreOffice_project/30$Build-2</meta:generator>
    <meta:document-statistic meta:table-count="0" meta:image-count="0" meta:object-count="0" meta:page-count="1" meta:paragraph-count="11" meta:word-count="137" meta:character-count="728" meta:non-whitespace-character-count="569"/>
  </office:meta>
</office:document-meta>
</file>